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background-color="#ffffff"/>
    </style:style>
    <style:style style:name="P3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0af1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nsalistas<text:span text:style-name="T2">2</text:span></text:p>
      <text:p text:style-name="P1">Convenio </text:p>
      <text:p text:style-name="P1">OCR (<text:span text:style-name="T1">Reconhecimento ótico de caracteres)</text:span></text:p>
      <text:p text:style-name="P2">(app para os atendentes)</text:p>
      <text:p text:style-name="P2">controle financeiro</text:p>
      <text:p text:style-name="P2">vagas reservadas</text:p>
      <text:p text:style-name="P2">sensor de vaga</text:p>
      <text:p text:style-name="P2">compartilhamento de carona</text:p>
      <text:p text:style-name="P2">separação carros e motos</text:p>
      <text:p text:style-name="P2">controle</text:p>
      <text:p text:style-name="P2">qrcode </text:p>
      <text:p text:style-name="P2">solução dos problemas atuais (transportadora )</text:p>
      <text:p text:style-name="P2">e solução dos problemas futuros</text:p>
      <text:p text:style-name="P2">cores do sistema da smn</text:p>
      <text:p text:style-name="P2">valor simbólico para compartilhamento de caronas</text:p>
      <text:p text:style-name="P2">proprietário do terreno de frente</text:p>
      <text:p text:style-name="P2">checar conflito (transportadora e flormel)</text:p>
      <text:p text:style-name="P2">vagas preferenciais</text:p>
      <text:p text:style-name="P2">carros movidos a energia/híbridos</text:p>
      <text:p text:style-name="P2">barberagem</text:p>
      <text:p text:style-name="P2">aplicativo alerta de carro </text:p>
      <text:p text:style-name="P2">recibo digital</text:p>
      <text:p text:style-name="P2">disk emergenci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09:45:29.372279202</dc:date>
    <meta:editing-duration>PT3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74" meta:character-count="540" meta:non-whitespace-character-count="486"/>
  </office:meta>
</office:document-meta>
</file>